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103cm" fo:margin-left="-0.108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9.809cm"/>
    </style:style>
    <style:style style:name="Tabela1.C" style:family="table-column">
      <style:table-column-properties style:column-width="3.89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14.206cm"/>
    </style:style>
    <style:style style:name="Tabela2.B" style:family="table-column">
      <style:table-column-properties style:column-width="2.78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13.596cm"/>
    </style:style>
    <style:style style:name="Tabela3.B" style:family="table-column">
      <style:table-column-properties style:column-width="3.3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13.596cm"/>
    </style:style>
    <style:style style:name="Tabela5.B" style:family="table-column">
      <style:table-column-properties style:column-width="3.3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13.494cm"/>
    </style:style>
    <style:style style:name="Tabela6.B" style:family="table-column">
      <style:table-column-properties style:column-width="3.50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e8196" officeooo:paragraph-rsid="000e8196"/>
    </style:style>
    <style:style style:name="P2" style:family="paragraph" style:parent-style-name="Standard">
      <style:paragraph-properties fo:text-align="center" style:justify-single-word="false"/>
      <style:text-properties officeooo:rsid="000e8196" officeooo:paragraph-rsid="000e8196"/>
    </style:style>
    <style:style style:name="P3" style:family="paragraph" style:parent-style-name="Standard">
      <style:paragraph-properties fo:text-align="start" style:justify-single-word="false"/>
      <style:text-properties officeooo:rsid="000e8196" officeooo:paragraph-rsid="000e8196"/>
    </style:style>
    <style:style style:name="P4" style:family="paragraph" style:parent-style-name="Standard">
      <style:text-properties officeooo:rsid="000e8196" officeooo:paragraph-rsid="000e8596"/>
    </style:style>
    <style:style style:name="P5" style:family="paragraph" style:parent-style-name="Standard">
      <style:paragraph-properties fo:text-align="start" style:justify-single-word="false"/>
      <style:text-properties officeooo:paragraph-rsid="0011f46b"/>
    </style:style>
    <style:style style:name="P6" style:family="paragraph" style:parent-style-name="Standard">
      <style:paragraph-properties fo:text-align="center" style:justify-single-word="false"/>
      <style:text-properties fo:font-style="normal" fo:font-weight="bold" officeooo:rsid="000e8196" officeooo:paragraph-rsid="000e8196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normal" fo:font-weight="bold" officeooo:rsid="000e8196" officeooo:paragraph-rsid="000f439b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0f439b" officeooo:paragraph-rsid="000f439b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0f874c" officeooo:paragraph-rsid="000f439b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0f874c" officeooo:paragraph-rsid="0011f46b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117f1b" officeooo:paragraph-rsid="00152650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11f46b" officeooo:paragraph-rsid="0011f46b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11f46b" officeooo:paragraph-rsid="00152650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1358b6" officeooo:paragraph-rsid="001358b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bold" officeooo:rsid="00152650" officeooo:paragraph-rsid="00152650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fo:font-weight="bold" officeooo:rsid="00155295" officeooo:paragraph-rsid="00155295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0f439b" officeooo:paragraph-rsid="000f439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0f874c" officeooo:paragraph-rsid="00117f1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17f1b" officeooo:paragraph-rsid="00117f1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117f1b" officeooo:paragraph-rsid="0015265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11f46b" officeooo:paragraph-rsid="0011f46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11f46b" officeooo:paragraph-rsid="00152650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0e8596" officeooo:paragraph-rsid="0015265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52650" officeooo:paragraph-rsid="0015265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52650" officeooo:paragraph-rsid="0015529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weight="bold" officeooo:rsid="000e8196" officeooo:paragraph-rsid="000e8196" style:font-weight-asian="bold" style:font-weight-complex="bold"/>
    </style:style>
    <style:style style:name="P27" style:family="paragraph" style:parent-style-name="Standard">
      <style:text-properties fo:font-weight="bold" officeooo:rsid="000e8596" officeooo:paragraph-rsid="000e8596" style:font-weight-asian="bold" style:font-weight-complex="bold"/>
    </style:style>
    <style:style style:name="P28" style:family="paragraph" style:parent-style-name="Standard">
      <style:text-properties officeooo:rsid="000e8596" officeooo:paragraph-rsid="000e8196"/>
    </style:style>
    <style:style style:name="P29" style:family="paragraph" style:parent-style-name="Standard">
      <style:text-properties officeooo:rsid="000e8596" officeooo:paragraph-rsid="000e8596"/>
    </style:style>
    <style:style style:name="P30" style:family="paragraph" style:parent-style-name="Standard">
      <style:text-properties officeooo:rsid="000f439b" officeooo:paragraph-rsid="000f439b"/>
    </style:style>
    <style:style style:name="P31" style:family="paragraph" style:parent-style-name="Standard">
      <style:paragraph-properties fo:text-align="center" style:justify-single-word="false"/>
      <style:text-properties officeooo:rsid="000f439b" officeooo:paragraph-rsid="000f439b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117f1b" officeooo:paragraph-rsid="00117f1b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officeooo:rsid="0011f46b" officeooo:paragraph-rsid="0011f46b"/>
    </style:style>
    <style:style style:name="P34" style:family="paragraph" style:parent-style-name="Table_20_Contents">
      <style:paragraph-properties fo:text-align="start" style:justify-single-word="false"/>
      <style:text-properties officeooo:rsid="00124b52" officeooo:paragraph-rsid="00124b52"/>
    </style:style>
    <style:style style:name="P35" style:family="paragraph" style:parent-style-name="Table_20_Contents">
      <style:paragraph-properties fo:text-align="start" style:justify-single-word="false"/>
      <style:text-properties officeooo:rsid="00155295" officeooo:paragraph-rsid="00155295"/>
    </style:style>
    <style:style style:name="P36" style:family="paragraph" style:parent-style-name="Standard">
      <style:text-properties officeooo:rsid="000e8596" officeooo:paragraph-rsid="000e8196"/>
    </style:style>
    <style:style style:name="P37" style:family="paragraph" style:parent-style-name="Standard">
      <style:text-properties officeooo:rsid="000f439b" officeooo:paragraph-rsid="000e8196"/>
    </style:style>
    <style:style style:name="P38" style:family="paragraph" style:parent-style-name="Standard" style:list-style-name="L6">
      <style:paragraph-properties fo:text-align="start" style:justify-single-word="false"/>
      <style:text-properties fo:font-style="normal" fo:font-weight="normal" officeooo:rsid="001358b6" officeooo:paragraph-rsid="0017027d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152650" officeooo:paragraph-rsid="00155295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152650" officeooo:paragraph-rsid="0011f46b" style:font-style-asian="normal" style:font-weight-asian="normal" style:font-style-complex="normal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fo:font-style="normal" fo:font-weight="normal" officeooo:rsid="00152650" officeooo:paragraph-rsid="0017beb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155295" officeooo:paragraph-rsid="00155295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17027d" officeooo:paragraph-rsid="0017027d" style:font-style-asian="normal" style:font-weight-asian="normal" style:font-style-complex="normal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font-style="normal" fo:font-weight="normal" officeooo:rsid="0017027d" officeooo:paragraph-rsid="0017027d" style:font-style-asian="normal" style:font-weight-asian="normal" style:font-style-complex="normal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font-style="normal" fo:font-weight="normal" officeooo:rsid="0017027d" officeooo:paragraph-rsid="0017027d" style:font-style-asian="normal" style:font-weight-asian="normal" style:font-style-complex="normal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fo:font-style="normal" fo:font-weight="normal" officeooo:rsid="000e8596" officeooo:paragraph-rsid="0017beb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17bebf" officeooo:paragraph-rsid="0017bebf" style:font-style-asian="normal" style:font-weight-asian="normal" style:font-style-complex="normal" style:font-weight-complex="normal"/>
    </style:style>
    <style:style style:name="P48" style:family="paragraph" style:parent-style-name="Standard" style:list-style-name="L9">
      <style:paragraph-properties fo:text-align="start" style:justify-single-word="false"/>
      <style:text-properties fo:font-style="normal" fo:font-weight="normal" officeooo:rsid="0017bebf" officeooo:paragraph-rsid="0017beb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bold" officeooo:rsid="0011f46b" officeooo:paragraph-rsid="00152650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tyle="normal" fo:font-weight="bold" officeooo:rsid="00155295" officeooo:paragraph-rsid="00152650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17027d"/>
    </style:style>
    <style:style style:name="P52" style:family="paragraph" style:parent-style-name="Standard" style:list-style-name="L3">
      <style:paragraph-properties fo:text-align="start" style:justify-single-word="false"/>
      <style:text-properties officeooo:paragraph-rsid="0017027d"/>
    </style:style>
    <style:style style:name="P53" style:family="paragraph" style:parent-style-name="Standard" style:list-style-name="L7">
      <style:paragraph-properties fo:text-align="start" style:justify-single-word="false"/>
      <style:text-properties officeooo:paragraph-rsid="00155295"/>
    </style:style>
    <style:style style:name="P54" style:family="paragraph" style:parent-style-name="Standard" style:list-style-name="L5">
      <style:paragraph-properties fo:text-align="start" style:justify-single-word="false"/>
      <style:text-properties officeooo:paragraph-rsid="0017027d"/>
    </style:style>
    <style:style style:name="P55" style:family="paragraph" style:parent-style-name="Standard" style:list-style-name="L8">
      <style:paragraph-properties fo:text-align="start" style:justify-single-word="false"/>
      <style:text-properties officeooo:paragraph-rsid="00155295"/>
    </style:style>
    <style:style style:name="P56" style:family="paragraph" style:parent-style-name="Standard" style:list-style-name="L9">
      <style:paragraph-properties fo:text-align="start" style:justify-single-word="false"/>
      <style:text-properties officeooo:paragraph-rsid="00155295"/>
    </style:style>
    <style:style style:name="P57" style:family="paragraph" style:parent-style-name="Standard" style:list-style-name="L8">
      <style:paragraph-properties fo:text-align="start" style:justify-single-word="false"/>
      <style:text-properties officeooo:rsid="0017bebf" officeooo:paragraph-rsid="0017bebf"/>
    </style:style>
    <style:style style:name="P58" style:family="paragraph" style:parent-style-name="Table_20_Contents">
      <style:paragraph-properties fo:text-align="start" style:justify-single-word="false"/>
      <style:text-properties officeooo:rsid="0017027d" officeooo:paragraph-rsid="0017027d"/>
    </style:style>
    <style:style style:name="P59" style:family="paragraph" style:parent-style-name="Table_20_Contents">
      <style:paragraph-properties fo:text-align="start" style:justify-single-word="false"/>
      <style:text-properties officeooo:rsid="00117f1b" officeooo:paragraph-rsid="00117f1b"/>
    </style:style>
    <style:style style:name="P60" style:family="paragraph" style:parent-style-name="Table_20_Contents">
      <style:paragraph-properties fo:text-align="start" style:justify-single-word="false"/>
      <style:text-properties officeooo:rsid="0017bebf" officeooo:paragraph-rsid="0017bebf"/>
    </style:style>
    <style:style style:name="T1" style:family="text">
      <style:text-properties officeooo:rsid="000f439b"/>
    </style:style>
    <style:style style:name="T2" style:family="text">
      <style:text-properties officeooo:rsid="00117f1b"/>
    </style:style>
    <style:style style:name="T3" style:family="text">
      <style:text-properties officeooo:rsid="0011f46b"/>
    </style:style>
    <style:style style:name="T4" style:family="text">
      <style:text-properties officeooo:rsid="00123c44"/>
    </style:style>
    <style:style style:name="T5" style:family="text">
      <style:text-properties officeooo:rsid="00124b52"/>
    </style:style>
    <style:style style:name="T6" style:family="text">
      <style:text-properties officeooo:rsid="001358b6"/>
    </style:style>
    <style:style style:name="T7" style:family="text">
      <style:text-properties officeooo:rsid="00152650"/>
    </style:style>
    <style:style style:name="T8" style:family="text">
      <style:text-properties officeooo:rsid="00155295"/>
    </style:style>
    <style:style style:name="T9" style:family="text">
      <style:text-properties officeooo:rsid="0017027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7027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e8596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7beb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52650" style:font-style-asian="normal" style:font-weight-asian="normal" style:font-style-complex="normal" style:font-weight-complex="normal"/>
    </style:style>
    <style:style style:name="T15" style:family="text">
      <style:text-properties officeooo:rsid="0017be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copo do Projeto</text:p>
      <text:p text:style-name="P2">Catraca</text:p>
      <text:p text:style-name="P2"/>
      <text:p text:style-name="P31">Versão 1.0</text:p>
      <text:p text:style-name="P6">Catraca Web</text:p>
      <text:p text:style-name="P3"/>
      <text:p text:style-name="P1"/>
      <text:p text:style-name="P26">Usuário Administrador</text:p>
      <text:p text:style-name="P1"/>
      <text:p text:style-name="P1">1. Definições</text:p>
      <text:p text:style-name="P1">– Adicionar e Listar Unidades Acadêmicas.</text:p>
      <text:p text:style-name="P1">– Adicionar e Listar Turno.</text:p>
      <text:p text:style-name="P1">– Adicionar turno em Unidade Acadêmica.</text:p>
      <text:p text:style-name="P28">– Definir tipos de usuários.</text:p>
      <text:p text:style-name="P28">– Definir custo da refeição e custo do cartão.</text:p>
      <text:p text:style-name="P1"/>
      <text:p text:style-name="P1">2. Catraca</text:p>
      <text:p text:style-name="P1">– Listar catracas adicionadas.</text:p>
      <text:p text:style-name="P1">– Alterar parâmetros de funcionamento.</text:p>
      <text:p text:style-name="P1">– Adicionar catraca a unidade acadêmica.</text:p>
      <text:p text:style-name="P1">– Verificação de registros de catraca.</text:p>
      <text:p text:style-name="P1"/>
      <text:p text:style-name="P1">2. Cartão</text:p>
      <text:p text:style-name="P1"/>
      <text:p text:style-name="P1">– Pesquisar Usuário para adicionar vínculo com cartão. Adicionando cartão quando este não existir, ou informando existência de vínculo no cartão caso já exista com algum outro usuário. <text:span text:style-name="T1">Cadastro também poderá ser feito para cartões avulsos. Que serão vínculos que podem ser adicionados para mais de uma refeição por turno. </text:span></text:p>
      <text:p text:style-name="P1">– Pesquisar cartão para verificar vínculo atual e também histórico de vínculos anteriores.</text:p>
      <text:p text:style-name="P1">– Remover vínculo de cartão de usuário(Apenas modifica a data e hora de validade para as atuais, tornando o vínculo vencido, o cartão fica livre para ser adicionado a um novo usuário).</text:p>
      <text:p text:style-name="P37">– Adicionar créditos(valores incluídos diretamente no caixa administrativo).</text:p>
      <text:p text:style-name="P1"/>
      <text:p text:style-name="P1">3. Isenção</text:p>
      <text:p text:style-name="P1">– Pesquisar usuários para adicionar isenção.</text:p>
      <text:p text:style-name="P1">– Listar usuários isentos.</text:p>
      <text:p text:style-name="P1">– Selecionar usuário para modificar o prazo de validade da isenção.</text:p>
      <text:p text:style-name="P1"/>
      <text:p text:style-name="P1">4. Guichê</text:p>
      <text:p text:style-name="P28">– Adicionar Usuário Guichê com data e hora de abertura e encerramento do exercício diário.</text:p>
      <text:p text:style-name="P29">– Verificar Guichês, com saldo em caixa de cada um.</text:p>
      <text:p text:style-name="P29">– Realizar sangria para caixa administrativo.</text:p>
      <text:p text:style-name="P29"><text:s/>– Verificar caixa administrativo e registrar saída ou entrada.</text:p>
      <text:p text:style-name="P4"/>
      <text:p text:style-name="P1">5. Relatórios</text:p>
      <text:p text:style-name="P28">– Relatório com número de pratos vendidos por dia e por mês, com ou sem separação de campus e tipo de usuário.</text:p>
      <text:p text:style-name="P28">– Relatório de valores arrecadados com pratos vendidos com as separações de campus e tipo de usuário.</text:p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7">Usuário Guichê</text:p>
      <text:p text:style-name="P29"/>
      <text:p text:style-name="P29">1. Cartão</text:p>
      <text:p text:style-name="P29">– Realizar cadastro de cartão com vínculo a usuário.</text:p>
      <text:p text:style-name="P29">– Realizar venda de crédito a usuário, pesquisando por nome ou número de cartão.</text:p>
      <text:p text:style-name="P29"/>
      <text:p text:style-name="P29">2. Caixa</text:p>
      <text:p text:style-name="P29"/>
      <text:p text:style-name="P29">– Verificar valores em caixa.</text:p>
      <text:p text:style-name="P29"/>
      <text:p text:style-name="P29"/>
      <text:p text:style-name="P27">Usuário Padrão</text:p>
      <text:p text:style-name="P29"/>
      <text:p text:style-name="P29">1. <text:span text:style-name="T1">Saldo.</text:span></text:p>
      <text:p text:style-name="P30">2. Histórico de alimentação.</text:p>
      <text:p text:style-name="P30">3. Histórico de cartões.</text:p>
      <text:p text:style-name="P30"/>
      <text:p text:style-name="P7">Catraca</text:p>
      <text:p text:style-name="P8"/>
      <text:p text:style-name="P17">1. Passagem de acordo com turnos definidos no sistema, créditos e cobrança de acordo com o que está cadastrado no cartão.</text:p>
      <text:p text:style-name="P17">2. Bips em caso de utilização incorreta.</text:p>
      <text:p text:style-name="P17">3. Bips para aviso de passagem liberada.</text:p>
      <text:p text:style-name="P17">4. Notificação no display com informações de créditos no cartão.</text:p>
      <text:p text:style-name="P17">5. Ledes coloridos informando entrada barrada ou entrada liberada.</text:p>
      <text:p text:style-name="P21">6. Troca de informações de créditos e dados de cartões com o servidor <text:span text:style-name="T4">utilizando web service</text:span>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4">Fases do Projeto em relação ao sistema web. 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2">Fase</text:p>
          </table:table-cell>
          <table:table-cell table:style-name="Tabela1.A1" office:value-type="string">
            <text:p text:style-name="P32">Produto</text:p>
          </table:table-cell>
          <table:table-cell table:style-name="Tabela1.C1" office:value-type="string">
            <text:p text:style-name="P32">Previsão de entrega</text:p>
          </table:table-cell>
        </table:table-row>
        <table:table-row>
          <table:table-cell table:style-name="Tabela1.A2" office:value-type="string">
            <text:p text:style-name="P18">Preparação <text:span text:style-name="T3">para</text:span> <text:span text:style-name="T2">novos testes com a catraca. </text:span></text:p>
          </table:table-cell>
          <table:table-cell table:style-name="Tabela1.A2" office:value-type="string">
            <text:p text:style-name="P59">Interface web com área de login, separação de níveis de usuário. Funcionalidade de pesquisa de usuários do sig. Adicionar vínculo, cancelar vínculo de cartão. Relatórios de número de refeições e valores arrecadados. </text:p>
            <text:p text:style-name="P60">Área de definições, podendo adicionar unidade acadêmica, turno, editar e visualizar catracas. </text:p>
          </table:table-cell>
          <table:table-cell table:style-name="Tabela1.C2" office:value-type="string">
            <text:p text:style-name="P33"><text:span text:style-name="T9">01</text:span>/<text:span text:style-name="T9">12</text:span>/2015</text:p>
            <text:p text:style-name="P33"/>
          </table:table-cell>
        </table:table-row>
        <table:table-row>
          <table:table-cell table:style-name="Tabela1.A2" office:value-type="string">
            <text:p text:style-name="P19">Disponibilização da interface web para usuário Guichê</text:p>
          </table:table-cell>
          <table:table-cell table:style-name="Tabela1.A2" office:value-type="string">
            <text:p text:style-name="P33">Interface semelhante a um sistema de frente de loja. Será possível cadastrar cartão e vender créditos. </text:p>
          </table:table-cell>
          <table:table-cell table:style-name="Tabela1.C2" office:value-type="string">
            <text:p text:style-name="P33"><text:span text:style-name="T15">08</text:span>/<text:span text:style-name="T7">11</text:span>/201<text:span text:style-name="T15">5</text:span></text:p>
          </table:table-cell>
        </table:table-row>
        <table:table-row>
          <table:table-cell table:style-name="Tabela1.A2" office:value-type="string">
            <text:p text:style-name="P21">Parte financeira da área administrativa. </text:p>
          </table:table-cell>
          <table:table-cell table:style-name="Tabela1.A2" office:value-type="string">
            <text:p text:style-name="P33">O produto contará com caixa administrativo. Onde será possível adicionar valores e remover valores com data e descrição. Além de poder receber sangria de guichê. </text:p>
          </table:table-cell>
          <table:table-cell table:style-name="Tabela1.C2" office:value-type="string">
            <text:p text:style-name="P33"><text:span text:style-name="T5">15</text:span>/<text:span text:style-name="T15">12</text:span>/201<text:span text:style-name="T15">5</text:span></text:p>
          </table:table-cell>
        </table:table-row>
        <table:table-row>
          <table:table-cell table:style-name="Tabela1.A2" office:value-type="string">
            <text:p text:style-name="P24">Disponibilização de telas de usuário padrão. </text:p>
            <text:p text:style-name="P21"/>
          </table:table-cell>
          <table:table-cell table:style-name="Tabela1.A2" office:value-type="string">
            <text:p text:style-name="P33">Área de usuário padrão. Com página de visualização do próprio saldo e do próprio histórico. </text:p>
            <text:p text:style-name="P33"/>
          </table:table-cell>
          <table:table-cell table:style-name="Tabela1.C2" office:value-type="string">
            <text:p text:style-name="P34"><text:span text:style-name="T6">22</text:span>/<text:span text:style-name="T15">12</text:span>/201<text:span text:style-name="T15">5</text:span></text:p>
            <text:p text:style-name="P34"/>
          </table:table-cell>
        </table:table-row>
      </table:table>
      <text:p text:style-name="P12"/>
      <text:p text:style-name="P12">Descrição detalhada de tarefas de cada fase <text:span text:style-name="T8">segundo ordem de importância. </text:span></text:p>
      <text:p text:style-name="P12"/>
      <text:p text:style-name="P10"><text:span text:style-name="T3">1. </text:span>Preparação <text:span text:style-name="T3">para novos testes com a catraca.</text:span></text:p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3">Início – Listagem de catracas com funcionamento. </text:p>
          </table:table-cell>
          <table:table-cell table:style-name="Tabela2.B1" office:value-type="string">
            <text:p text:style-name="P58">01/12/2015</text:p>
          </table:table-cell>
        </table:table-row>
        <table:table-row>
          <table:table-cell table:style-name="Tabela2.A2" office:value-type="string">
            <text:p text:style-name="P51"><text:span text:style-name="T11">Definições:</text:span></text:p>
            <text:list xml:id="list2342432674722840693" text:style-name="L3">
              <text:list-item>
                <text:p text:style-name="P52"><text:span text:style-name="T11">Adicionar/Editar Unidade Acadêmica. </text:span></text:p>
              </text:list-item>
              <text:list-item>
                <text:p text:style-name="P52"><text:span text:style-name="T11">Adicionar/Editar Turno. </text:span></text:p>
              </text:list-item>
              <text:list-item>
                <text:p text:style-name="P52"><text:span text:style-name="T11">Adicionar/Editar Tipo de Usuário. </text:span></text:p>
              </text:list-item>
              <text:list-item>
                <text:p text:style-name="P52"><text:span text:style-name="T11">Adicionar Novo Custo de Refeição</text:span></text:p>
              </text:list-item>
              <text:list-item>
                <text:p text:style-name="P52"><text:span text:style-name="T11">Adicionar Novo Custo de cartão. </text:span></text:p>
              </text:list-item>
            </text:list>
          </table:table-cell>
          <table:table-cell table:style-name="Tabela2.B2" office:value-type="string">
            <text:p text:style-name="P58">01/12/2015</text:p>
          </table:table-cell>
        </table:table-row>
        <table:table-row>
          <table:table-cell table:style-name="Tabela2.A2" office:value-type="string">
            <text:p text:style-name="P43">Catraca:</text:p>
            <text:list xml:id="list6525058694045316017" text:style-name="L4">
              <text:list-item>
                <text:p text:style-name="P44">Exibir catracas;</text:p>
              </text:list-item>
              <text:list-item>
                <text:p text:style-name="P44">Selecionar Catraca;</text:p>
              </text:list-item>
              <text:list-item>
                <text:p text:style-name="P44">Editar Catraca;</text:p>
              </text:list-item>
            </text:list>
          </table:table-cell>
          <table:table-cell table:style-name="Tabela2.B2" office:value-type="string">
            <text:p text:style-name="P58">01/12/2015</text:p>
          </table:table-cell>
        </table:table-row>
        <table:table-row>
          <table:table-cell table:style-name="Tabela2.A2" office:value-type="string">
            <text:p text:style-name="P43">Cartão:</text:p>
            <text:list xml:id="list7515804818944822775" text:style-name="L5">
              <text:list-item>
                <text:p text:style-name="P45">Vinculo: Pesquisar usuário para adicionar vinculo. Não permitindo caso o número de cartão utilizado já possuir vínculo. </text:p>
              </text:list-item>
              <text:list-item>
                <text:p text:style-name="P54"><text:span text:style-name="T11">Cartão: Pesquisar cartão para ver histórico e v</text:span><text:span text:style-name="T13">í</text:span><text:span text:style-name="T11">nculo atual. Possibilidade de cancelamento de vínculo. </text:span></text:p>
              </text:list-item>
              <text:list-item>
                <text:p text:style-name="P45">Isenção: Verificar todas as isenções. Selecionar vários e editar prazo para <text:soft-page-break/>fim da validade da isenção. </text:p>
              </text:list-item>
            </text:list>
          </table:table-cell>
          <table:table-cell table:style-name="Tabela2.B2" office:value-type="string">
            <text:p text:style-name="P58">01/12/2015</text:p>
          </table:table-cell>
        </table:table-row>
        <table:table-row>
          <table:table-cell table:style-name="Tabela2.A2" office:value-type="string">
            <text:p text:style-name="P43">Relatórios, filtro por intervalo entre datas: </text:p>
            <text:list xml:id="list3866428801072498250" text:style-name="L6">
              <text:list-item>
                <text:p text:style-name="P38"><text:span text:style-name="T9">N</text:span>úmero de refeições por campus, com tipos de usuários.</text:p>
              </text:list-item>
              <text:list-item>
                <text:p text:style-name="P38"><text:span text:style-name="T9">V</text:span>alores de refeições cobradas por campus com tipos de usuários.</text:p>
              </text:list-item>
            </text:list>
          </table:table-cell>
          <table:table-cell table:style-name="Tabela2.B2" office:value-type="string">
            <text:p text:style-name="P58">01/12/2015</text:p>
          </table:table-cell>
        </table:table-row>
      </table:table>
      <text:p text:style-name="P5"/>
      <text:p text:style-name="P5"/>
      <text:p text:style-name="P20"/>
      <text:p text:style-name="P11"><text:span text:style-name="T7">2. </text:span>Disponibilização da interface web para usuário Guichê</text:p>
      <text:p text:style-name="P2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Cadastro de <text:span text:style-name="T15">Usuário</text:span> Guichê.</text:p>
          </table:table-cell>
          <table:table-cell table:style-name="Tabela3.B1" office:value-type="string">
            <text:p text:style-name="P35">0<text:span text:style-name="T15">8</text:span>/12/2015</text:p>
          </table:table-cell>
        </table:table-row>
        <table:table-row>
          <table:table-cell table:style-name="Tabela3.A2" office:value-type="string">
            <text:p text:style-name="P47">Funcionalidades para Usuário Guichê:</text:p>
            <text:list xml:id="list161230721010823451" text:style-name="L7">
              <text:list-item>
                <text:p text:style-name="P53"><text:span text:style-name="T12">Realizar cadastro de cartão com vínculo a usuário.</text:span></text:p>
              </text:list-item>
              <text:list-item>
                <text:p text:style-name="P46"><text:span text:style-name="T12">Realizar venda de crédito a usuário, pesquisando por nome ou número de cartão.</text:span></text:p>
              </text:list-item>
            </text:list>
          </table:table-cell>
          <table:table-cell table:style-name="Tabela3.B2" office:value-type="string">
            <text:p text:style-name="P35">0<text:span text:style-name="T15">8</text:span>/12/2015</text:p>
          </table:table-cell>
        </table:table-row>
      </table:table>
      <text:p text:style-name="P23"/>
      <text:p text:style-name="P40"/>
      <text:p text:style-name="P13"><text:span text:style-name="T15">3. </text:span>Parte financeira da área administrativa.</text:p>
      <text:p text:style-name="P1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7">Funcionalidades administrativas relacionados ao Guichê: </text:p>
            <text:list xml:id="list4860162838887865257" text:style-name="L8">
              <text:list-item>
                <text:p text:style-name="P55"><text:span text:style-name="T14">Visualização de caixa de Guichê.</text:span></text:p>
              </text:list-item>
              <text:list-item>
                <text:p text:style-name="P57"><text:span text:style-name="T14">R</text:span><text:span text:style-name="T10">ealização de sangria.</text:span></text:p>
              </text:list-item>
              <text:list-item>
                <text:p text:style-name="P57"><text:span text:style-name="T10">Caixa administrativo.</text:span></text:p>
              </text:list-item>
            </text:list>
          </table:table-cell>
          <table:table-cell table:style-name="Tabela5.B1" office:value-type="string">
            <text:p text:style-name="P35">15/12/2015</text:p>
          </table:table-cell>
        </table:table-row>
      </table:table>
      <text:p text:style-name="P22"/>
      <text:p text:style-name="P15"><text:span text:style-name="T15">4</text:span>. Disponibilização de telas de usuário padrão.</text:p>
      <text:p text:style-name="P1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list xml:id="list7577554511220604845" text:style-name="L9">
              <text:list-item>
                <text:p text:style-name="P56"><text:span text:style-name="T14">Histórico pessoal de cartões.</text:span></text:p>
              </text:list-item>
              <text:list-item>
                <text:p text:style-name="P41">Histórico pessoal de alimentação.</text:p>
              </text:list-item>
              <text:list-item>
                <text:p text:style-name="P48">Exibição de saldo</text:p>
              </text:list-item>
            </text:list>
          </table:table-cell>
          <table:table-cell table:style-name="Tabela6.B1" office:value-type="string">
            <text:p text:style-name="P35">22/12/2015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0:21:04.661000000</meta:creation-date>
    <dc:date>2015-11-24T12:35:26.173000000</dc:date>
    <meta:editing-duration>PT21M42S</meta:editing-duration>
    <meta:editing-cycles>3</meta:editing-cycles>
    <meta:generator>LibreOffice/4.3.5.2$Windows_x86 LibreOffice_project/3a87456aaa6a95c63eea1c1b3201acedf0751bd5</meta:generator>
    <meta:document-statistic meta:table-count="5" meta:image-count="0" meta:object-count="0" meta:page-count="4" meta:paragraph-count="110" meta:word-count="742" meta:character-count="4940" meta:non-whitespace-character-count="4280"/>
  </office:meta>
</office:document-meta>
</file>